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deb3d"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solid" draw:fill-color="#b3b3b3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66" draw:textarea-horizontal-align="center" draw:textarea-vertical-align="middl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end="Arrowheads_20_1" draw:textarea-horizontal-align="center" draw:textarea-vertical-align="middle"/>
    </style:style>
    <style:style style:name="gr10" style:family="graphic" style:parent-style-name="standard">
      <style:graphic-properties draw:fill="solid" draw:fill-color="#ffff66" draw:textarea-horizontal-align="center" draw:textarea-vertical-align="middle"/>
    </style:style>
    <style:style style:name="gr11" style:family="graphic" style:parent-style-name="standard">
      <style:graphic-properties draw:fill="solid" draw:fill-color="#ffff99" draw:textarea-horizontal-align="center" draw:textarea-vertical-align="middle"/>
    </style:style>
    <style:style style:name="gr12" style:family="graphic" style:parent-style-name="standard">
      <style:graphic-properties draw:marker-end="Arrow" draw:textarea-horizontal-align="center" draw:textarea-vertical-align="middle"/>
    </style:style>
    <style:style style:name="gr13" style:family="graphic" style:parent-style-name="standard">
      <style:graphic-properties draw:marker-start="" draw:marker-end="Arrow" draw:textarea-horizontal-align="center" draw:textarea-vertical-align="middle"/>
    </style:style>
    <style:style style:name="gr14" style:family="graphic" style:parent-style-name="standard">
      <style:graphic-properties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family="'Courier New'" style:font-family-generic="modern" style:font-pitch="fixe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family="'Courier New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7.62cm" svg:x="4.81cm" svg:y="3.01cm">
          <text:p/>
        </draw:rect>
        <draw:frame draw:style-name="gr2" draw:text-style-name="P2" draw:layer="layout" svg:width="7.741cm" svg:height="0.983cm" svg:x="7.046cm" svg:y="1.74cm">
          <draw:text-box>
            <text:p text:style-name="P2"><text:span text:style-name="T1">Data Link Module (DLM)</text:span></text:p>
          </draw:text-box>
        </draw:frame>
        <draw:frame draw:style-name="gr2" draw:layer="layout" svg:width="16.75cm" svg:height="8.103cm" svg:x="1.505cm" svg:y="11.395cm">
          <draw:text-box>
            <text:p><text:span text:style-name="T1">Standard Interface Commands</text:span></text:p>
            <text:p>Reveal – This will return a data tree of what data this DLM</text:p>
            <text:p>can add/update/delete/etc.</text:p>
            <text:p/>
            <text:p>Search - </text:p>
            <text:p/>
            <text:p>Fetch -</text:p>
            <text:p/>
            <text:p>Update -</text:p>
            <text:p/>
            <text:p>Remove - </text:p>
          </draw:text-box>
        </draw:frame>
        <draw:rect draw:style-name="gr3" draw:text-style-name="P1" draw:layer="layout" svg:width="6.35cm" svg:height="7.62cm" svg:x="11.16cm" svg:y="3.01cm">
          <text:p/>
        </draw:rect>
        <draw:frame draw:style-name="gr2" draw:layer="layout" svg:width="5.717cm" svg:height="0.963cm" svg:x="5.045cm" svg:y="3.388cm">
          <draw:text-box>
            <text:p>Standard Interface</text:p>
          </draw:text-box>
        </draw:frame>
        <draw:frame draw:style-name="gr2" draw:layer="layout" svg:width="5.823cm" svg:height="0.963cm" svg:x="11.395cm" svg:y="3.345cm">
          <draw:text-box>
            <text:p>Data Link Interface</text:p>
          </draw:text-box>
        </draw:frame>
        <draw:frame draw:style-name="gr2" draw:layer="layout" svg:width="8.02cm" svg:height="3.119cm" svg:x="1.745cm" svg:y="5.211cm">
          <draw:text-box>
            <text:p><text:span text:style-name="T1">Ideas for communication</text:span></text:p>
            <text:p>SOAP</text:p>
            <text:p>JSON or XML</text:p>
            <text:p>Direct DB</text:p>
          </draw:text-box>
        </draw:frame>
        <draw:frame draw:style-name="gr2" draw:layer="layout" svg:width="7cm" svg:height="4.543cm" svg:x="12.758cm" svg:y="4.577cm">
          <draw:text-box>
            <text:p><text:span text:style-name="T1">Open Implementation</text:span></text:p>
            <text:p>SOAP</text:p>
            <text:p>Direct DB</text:p>
            <text:p>Command Line</text:p>
            <text:p>SNMP</text:p>
            <text:p>Can be anything….</text:p>
          </draw:text-box>
        </draw:frame>
      </draw:page>
      <draw:page draw:name="page2" draw:style-name="dp1" draw:master-page-name="Default">
        <draw:rect draw:style-name="gr4" draw:text-style-name="P1" draw:layer="layout" svg:width="5.08cm" svg:height="7.62cm" svg:x="1.635cm" svg:y="1.635cm">
          <text:p text:style-name="P1">GUI</text:p>
        </draw:rect>
        <draw:rect draw:style-name="gr4" draw:text-style-name="P1" draw:layer="layout" svg:width="5.08cm" svg:height="7.62cm" svg:x="1.635cm" svg:y="10.86cm">
          <text:p text:style-name="P1">BUSINESS</text:p>
          <text:p text:style-name="P1">LOGIC</text:p>
        </draw:rect>
        <draw:rect draw:style-name="gr4" draw:text-style-name="P1" draw:layer="layout" svg:width="5.08cm" svg:height="6.35cm" svg:x="1.635cm" svg:y="20.05cm">
          <text:p text:style-name="P1">REPORTING</text:p>
        </draw:rect>
        <draw:rect draw:style-name="gr5" draw:text-style-name="P1" draw:layer="layout" svg:width="5.08cm" svg:height="6.35cm" svg:x="10.96cm" svg:y="1.635cm">
          <text:p text:style-name="P1">DLM</text:p>
        </draw:rect>
        <draw:rect draw:style-name="gr5" draw:text-style-name="P1" draw:layer="layout" svg:width="3.175cm" svg:height="6.35cm" svg:x="16.875cm" svg:y="1.635cm">
          <text:p text:style-name="P1">Data</text:p>
        </draw:rect>
        <draw:g>
          <draw:rect draw:style-name="gr4" draw:text-style-name="P1" draw:layer="layout" svg:width="2.54cm" svg:height="24.765cm" svg:x="7.585cm" svg:y="1.635cm">
            <text:p/>
          </draw:rect>
          <draw:frame draw:style-name="gr2" draw:layer="layout" svg:width="2.97cm" svg:height="0.963cm" draw:transform="rotate (1.57830124257817) translate (8.242cm 15.407cm)">
            <draw:text-box>
              <text:p>LINK DB</text:p>
            </draw:text-box>
          </draw:frame>
        </draw:g>
        <draw:rect draw:style-name="gr5" draw:text-style-name="P1" draw:layer="layout" svg:width="5.08cm" svg:height="6.35cm" svg:x="10.96cm" svg:y="8.735cm">
          <text:p text:style-name="P1">DLM</text:p>
        </draw:rect>
        <draw:rect draw:style-name="gr5" draw:text-style-name="P1" draw:layer="layout" svg:width="3.175cm" svg:height="6.35cm" svg:x="16.875cm" svg:y="8.735cm">
          <text:p text:style-name="P1">Data</text:p>
        </draw:rect>
        <draw:rect draw:style-name="gr5" draw:text-style-name="P1" draw:layer="layout" svg:width="5.08cm" svg:height="6.35cm" svg:x="10.96cm" svg:y="15.835cm">
          <text:p text:style-name="P1">DLM</text:p>
        </draw:rect>
        <draw:rect draw:style-name="gr5" draw:text-style-name="P1" draw:layer="layout" svg:width="3.175cm" svg:height="6.35cm" svg:x="16.875cm" svg:y="15.835cm">
          <text:p text:style-name="P1">Data</text:p>
        </draw:rect>
        <draw:frame draw:style-name="gr6" draw:text-style-name="P3" draw:layer="layout" svg:width="5.557cm" svg:height="1.199cm" svg:x="4.333cm" svg:y="16.24cm">
          <draw:text-box>
            <text:p><text:span text:style-name="T2">DLMs need to push events</text:span></text:p>
            <text:p><text:span text:style-name="T2">to the Business Logic</text:span></text:p>
          </draw:text-box>
        </draw:frame>
        <draw:frame draw:style-name="gr6" draw:text-style-name="P3" draw:layer="layout" svg:width="4.816cm" svg:height="0.725cm" svg:x="1.728cm" svg:y="25.43cm">
          <draw:text-box>
            <text:p><text:span text:style-name="T2">Likely have a DB Store</text:span></text:p>
          </draw:text-box>
        </draw:frame>
        <draw:rect draw:style-name="gr1" draw:text-style-name="P1" draw:layer="layout" svg:width="1.27cm" svg:height="6.35cm" svg:x="10.96cm" svg:y="1.635cm">
          <text:p/>
        </draw:rect>
        <draw:rect draw:style-name="gr1" draw:text-style-name="P1" draw:layer="layout" svg:width="1.27cm" svg:height="6.35cm" svg:x="10.96cm" svg:y="8.735cm">
          <text:p/>
        </draw:rect>
        <draw:rect draw:style-name="gr1" draw:text-style-name="P1" draw:layer="layout" svg:width="1.27cm" svg:height="6.35cm" svg:x="10.96cm" svg:y="15.835cm">
          <text:p/>
        </draw:rect>
      </draw:page>
      <draw:page draw:name="page3" draw:style-name="dp1" draw:master-page-name="Default">
        <draw:rect draw:style-name="gr3" draw:text-style-name="P1" xml:id="id5" draw:id="id5" draw:layer="layout" svg:width="5.08cm" svg:height="2.54cm" svg:x="1.645cm" svg:y="8.385cm">
          <text:p/>
        </draw:rect>
        <draw:rect draw:style-name="gr4" draw:text-style-name="P4" xml:id="id18" draw:id="id18" draw:layer="layout" svg:width="5.08cm" svg:height="1.27cm" svg:x="1.645cm" svg:y="8.385cm">
          <text:p text:style-name="P4">Lead DLM</text:p>
        </draw:rect>
        <draw:rect draw:style-name="gr7" draw:text-style-name="P4" xml:id="id6" draw:id="id6" draw:layer="layout" svg:width="4.945cm" svg:height="1.27cm" svg:x="1.713cm" svg:y="12.777cm">
          <text:p text:style-name="P1"><text:span text:style-name="T3">Lead Name</text:span></text:p>
        </draw:rect>
        <draw:rect draw:style-name="gr3" draw:text-style-name="P1" xml:id="id3" draw:id="id3" draw:layer="layout" svg:width="5.08cm" svg:height="2.54cm" svg:x="8.002cm" svg:y="8.385cm">
          <text:p/>
        </draw:rect>
        <draw:rect draw:style-name="gr4" draw:text-style-name="P4" xml:id="id19" draw:id="id19" draw:layer="layout" svg:width="5.08cm" svg:height="1.27cm" svg:x="8.002cm" svg:y="8.385cm">
          <text:p text:style-name="P4">Billing DLM</text:p>
        </draw:rect>
        <draw:rect draw:style-name="gr3" draw:text-style-name="P1" xml:id="id7" draw:id="id7" draw:layer="layout" svg:width="5.08cm" svg:height="2.54cm" svg:x="14.429cm" svg:y="8.385cm">
          <text:p/>
        </draw:rect>
        <draw:rect draw:style-name="gr4" draw:text-style-name="P4" draw:layer="layout" svg:width="5.08cm" svg:height="1.27cm" svg:x="14.429cm" svg:y="8.385cm">
          <text:p text:style-name="P4">Equipment DLM</text:p>
        </draw:rect>
        <draw:frame draw:style-name="gr2" draw:text-style-name="P5" draw:layer="layout" svg:width="7.758cm" svg:height="1.361cm" svg:x="1.333cm" svg:y="25.039cm">
          <draw:text-box>
            <text:p><text:span text:style-name="T3">Line = 1 to 1 connection</text:span></text:p>
            <text:p><text:span text:style-name="T3">Diamond = 1 to many connection</text:span></text:p>
          </draw:text-box>
        </draw:frame>
        <draw:rect draw:style-name="gr8" draw:text-style-name="P1" draw:layer="layout" svg:width="10.125cm" svg:height="3.08cm" svg:x="1.035cm" svg:y="23.86cm">
          <text:p/>
        </draw:rect>
        <draw:rect draw:style-name="gr7" draw:text-style-name="P4" xml:id="id4" draw:id="id4" draw:layer="layout" svg:width="4.945cm" svg:height="1.27cm" svg:x="8.07cm" svg:y="12.777cm">
          <text:p text:style-name="P1"><text:span text:style-name="T3">Customer ID</text:span></text:p>
        </draw:rect>
        <draw:rect draw:style-name="gr7" draw:text-style-name="P4" xml:id="id8" draw:id="id8" draw:layer="layout" svg:width="4.985cm" svg:height="1.27cm" svg:x="14.477cm" svg:y="12.777cm">
          <text:p text:style-name="P1"><text:span text:style-name="T3">Equipment ID</text:span></text:p>
        </draw:rect>
        <draw:rect draw:style-name="gr5" draw:text-style-name="P4" xml:id="id9" draw:id="id9" draw:layer="layout" svg:width="3.175cm" svg:height="1.905cm" svg:x="2.598cm" svg:y="14.9cm">
          <text:p text:style-name="P4"><text:span text:style-name="T3">Spreadsheet</text:span></text:p>
        </draw:rect>
        <draw:rect draw:style-name="gr5" draw:text-style-name="P4" xml:id="id1" draw:id="id1" draw:layer="layout" svg:width="3.81cm" svg:height="1.905cm" svg:x="8.637cm" svg:y="14.9cm">
          <text:p text:style-name="P4"><text:span text:style-name="T3">Customer Table</text:span></text:p>
        </draw:rect>
        <draw:rect draw:style-name="gr5" draw:text-style-name="P4" xml:id="id14" draw:id="id14" draw:layer="layout" svg:width="5.08cm" svg:height="1.97cm" svg:x="1.435cm" svg:y="17.74cm">
          <text:p text:style-name="P4"><text:span text:style-name="T3">Address Table</text:span></text:p>
        </draw:rect>
        <draw:rect draw:style-name="gr5" draw:text-style-name="P4" xml:id="id13" draw:id="id13" draw:layer="layout" svg:width="5.08cm" svg:height="1.905cm" svg:x="8.085cm" svg:y="20.615cm">
          <text:p text:style-name="P4"><text:span text:style-name="T3">Payments Table</text:span></text:p>
        </draw:rect>
        <draw:rect draw:style-name="gr5" draw:text-style-name="P4" xml:id="id2" draw:id="id2" draw:layer="layout" svg:width="5.08cm" svg:height="1.97cm" svg:x="8.002cm" svg:y="17.74cm">
          <text:p text:style-name="P4"><text:span text:style-name="T3">Subscriptions Table</text:span></text:p>
        </draw:rect>
        <draw:rect draw:style-name="gr5" draw:text-style-name="P4" xml:id="id10" draw:id="id10" draw:layer="layout" svg:width="5.08cm" svg:height="1.905cm" svg:x="14.429cm" svg:y="14.935cm">
          <text:p text:style-name="P4"><text:span text:style-name="T3">MAC Address Table</text:span></text:p>
        </draw:rect>
        <draw:rect draw:style-name="gr5" draw:text-style-name="P4" xml:id="id11" draw:id="id11" draw:layer="layout" svg:width="5.08cm" svg:height="1.905cm" svg:x="14.429cm" svg:y="17.71cm">
          <text:p text:style-name="P4"><text:span text:style-name="T3">Access Point Table</text:span></text:p>
        </draw:rect>
        <draw:rect draw:style-name="gr5" draw:text-style-name="P4" xml:id="id12" draw:id="id12" draw:layer="layout" svg:width="3.81cm" svg:height="1.77cm" svg:x="15.064cm" svg:y="20.72cm">
          <text:p text:style-name="P4"><text:span text:style-name="T3">Sites Table</text:span></text:p>
        </draw:rect>
        <draw:rect draw:style-name="gr5" draw:text-style-name="P4" xml:id="id15" draw:id="id15" draw:layer="layout" svg:width="3.81cm" svg:height="1.905cm" svg:x="15.105cm" svg:y="23.49cm">
          <text:p text:style-name="P4"><text:span text:style-name="T3">Usage Table</text:span></text:p>
        </draw:rect>
        <draw:connector draw:style-name="gr9" draw:text-style-name="P1" draw:layer="layout" svg:x1="10.542cm" svg:y1="16.805cm" svg:x2="10.542cm" svg:y2="17.74cm" draw:start-shape="id1" draw:start-glue-point="2" draw:end-shape="id2" draw:end-glue-point="0" svg:d="m10542 16805v935">
          <text:p/>
        </draw:connector>
        <draw:connector draw:style-name="gr3" draw:text-style-name="P1" draw:layer="layout" svg:x1="10.542cm" svg:y1="10.925cm" svg:x2="10.542cm" svg:y2="12.777cm" draw:start-shape="id3" draw:start-glue-point="2" draw:end-shape="id4" draw:end-glue-point="0" svg:d="m10542 10925v1852">
          <text:p/>
        </draw:connector>
        <draw:connector draw:style-name="gr3" draw:text-style-name="P1" draw:layer="layout" svg:x1="4.185cm" svg:y1="10.925cm" svg:x2="4.185cm" svg:y2="12.777cm" draw:start-shape="id5" draw:start-glue-point="2" draw:end-shape="id6" draw:end-glue-point="0" svg:d="m4185 10925v1852">
          <text:p/>
        </draw:connector>
        <draw:connector draw:style-name="gr3" draw:text-style-name="P1" draw:layer="layout" svg:x1="16.969cm" svg:y1="10.925cm" svg:x2="16.969cm" svg:y2="12.777cm" draw:start-shape="id7" draw:start-glue-point="2" draw:end-shape="id8" draw:end-glue-point="0" svg:d="m16969 10925v1852">
          <text:p/>
        </draw:connector>
        <draw:connector draw:style-name="gr3" draw:text-style-name="P1" draw:layer="layout" svg:x1="4.185cm" svg:y1="14.047cm" svg:x2="4.185cm" svg:y2="14.9cm" draw:start-shape="id6" draw:start-glue-point="2" draw:end-shape="id9" draw:end-glue-point="0" svg:d="m4185 14047v853">
          <text:p/>
        </draw:connector>
        <draw:connector draw:style-name="gr3" draw:text-style-name="P1" draw:layer="layout" svg:x1="10.542cm" svg:y1="14.047cm" svg:x2="10.542cm" svg:y2="14.9cm" draw:start-shape="id4" draw:start-glue-point="2" draw:end-shape="id1" draw:end-glue-point="0" svg:d="m10542 14047v853">
          <text:p/>
        </draw:connector>
        <draw:connector draw:style-name="gr3" draw:text-style-name="P1" draw:layer="layout" svg:x1="16.969cm" svg:y1="14.047cm" svg:x2="16.969cm" svg:y2="14.935cm" draw:start-shape="id8" draw:start-glue-point="2" draw:end-shape="id10" draw:end-glue-point="0" svg:d="m16969 14047v888">
          <text:p/>
        </draw:connector>
        <draw:connector draw:style-name="gr3" draw:text-style-name="P1" draw:layer="layout" svg:x1="16.969cm" svg:y1="16.84cm" svg:x2="16.969cm" svg:y2="17.71cm" draw:start-shape="id10" draw:start-glue-point="2" draw:end-shape="id11" draw:end-glue-point="0" svg:d="m16969 16840v870">
          <text:p/>
        </draw:connector>
        <draw:connector draw:style-name="gr3" draw:text-style-name="P1" draw:layer="layout" svg:x1="16.969cm" svg:y1="19.615cm" svg:x2="16.969cm" svg:y2="20.72cm" draw:start-shape="id11" draw:start-glue-point="2" draw:end-shape="id12" svg:d="m16969 19615v1105">
          <text:p/>
        </draw:connector>
        <draw:rect draw:style-name="gr10" draw:text-style-name="P1" draw:layer="layout" svg:width="0.635cm" svg:height="0.635cm" svg:x="1.635cm" svg:y="24.26cm">
          <text:p/>
        </draw:rect>
        <draw:frame draw:style-name="gr2" draw:text-style-name="P5" draw:layer="layout" svg:width="8.181cm" svg:height="0.806cm" svg:x="2.492cm" svg:y="24.19cm">
          <draw:text-box>
            <text:p><text:span text:style-name="T3">Primary Key used in the Connector</text:span></text:p>
          </draw:text-box>
        </draw:frame>
        <draw:connector draw:style-name="gr9" draw:text-style-name="P1" draw:layer="layout" draw:line-skew="0.117cm" svg:x1="12.447cm" svg:y1="15.852cm" svg:x2="13.165cm" svg:y2="21.567cm" draw:start-shape="id1" draw:start-glue-point="1" draw:end-shape="id13" draw:end-glue-point="1" svg:d="m12447 15852h1336v5715h-618">
          <text:p/>
        </draw:connector>
        <draw:connector draw:style-name="gr3" draw:text-style-name="P1" draw:layer="layout" draw:line-skew="-0.226cm" svg:x1="8.637cm" svg:y1="15.852cm" svg:x2="6.515cm" svg:y2="18.725cm" draw:start-shape="id1" draw:start-glue-point="3" draw:end-shape="id14" draw:end-glue-point="1" svg:d="m8637 15852h-1287v2873h-835">
          <text:p/>
        </draw:connector>
        <draw:connector draw:style-name="gr9" draw:text-style-name="P1" draw:layer="layout" svg:x1="19.509cm" svg:y1="15.887cm" svg:x2="18.915cm" svg:y2="24.442cm" draw:start-shape="id10" draw:start-glue-point="1" draw:end-shape="id15" draw:end-glue-point="1" svg:d="m19509 15887h501v8555h-1095">
          <text:p/>
        </draw:connector>
        <draw:frame draw:style-name="gr2" draw:text-style-name="P6" draw:layer="layout" svg:width="16.597cm" svg:height="0.882cm" svg:x="1.705cm" svg:y="1.338cm">
          <draw:text-box>
            <text:p><text:span text:style-name="T4">Example showing how data from different sources links together.</text:span></text:p>
          </draw:text-box>
        </draw:frame>
        <draw:rect draw:style-name="gr4" draw:text-style-name="P4" xml:id="id16" draw:id="id16" draw:layer="layout" svg:width="3.24cm" svg:height="1.27cm" svg:x="5.815cm" svg:y="4.77cm">
          <text:p text:style-name="P4">Connector</text:p>
        </draw:rect>
        <draw:connector draw:style-name="gr3" draw:text-style-name="P1" draw:layer="layout" draw:line-skew="0cm -2.059cm" svg:x1="5.815cm" svg:y1="5.405cm" svg:x2="6.658cm" svg:y2="13.412cm" draw:start-shape="id16" draw:start-glue-point="3" draw:end-shape="id6" draw:end-glue-point="1" svg:d="m5815 5405h-501v1945h1845v6062h-501">
          <text:p/>
        </draw:connector>
        <draw:connector draw:style-name="gr3" draw:text-style-name="P1" draw:layer="layout" draw:line-skew="0cm -2.059cm" svg:x1="9.055cm" svg:y1="5.405cm" svg:x2="8.07cm" svg:y2="13.412cm" draw:start-shape="id16" draw:start-glue-point="1" draw:end-shape="id4" draw:end-glue-point="3" svg:d="m9055 5405h501v1945h-1987v6062h501">
          <text:p/>
        </draw:connector>
        <draw:rect draw:style-name="gr4" draw:text-style-name="P4" xml:id="id17" draw:id="id17" draw:layer="layout" svg:width="3.24cm" svg:height="1.27cm" svg:x="12.13cm" svg:y="4.77cm">
          <text:p text:style-name="P4">Connector</text:p>
        </draw:rect>
        <draw:connector draw:style-name="gr3" draw:text-style-name="P1" draw:layer="layout" draw:line-skew="0cm -2.059cm" svg:x1="12.13cm" svg:y1="5.405cm" svg:x2="13.015cm" svg:y2="13.412cm" draw:start-shape="id17" draw:start-glue-point="3" draw:end-shape="id4" draw:end-glue-point="1" svg:d="m12130 5405h-501v1945h1887v6062h-501">
          <text:p/>
        </draw:connector>
        <draw:connector draw:style-name="gr9" draw:text-style-name="P1" draw:layer="layout" draw:line-skew="0cm -2.059cm" svg:x1="15.37cm" svg:y1="5.405cm" svg:x2="14.477cm" svg:y2="13.412cm" draw:start-shape="id17" draw:start-glue-point="1" draw:end-shape="id8" draw:end-glue-point="3" svg:d="m15370 5405h501v1945h-1895v6062h501">
          <text:p/>
        </draw:connector>
        <draw:connector draw:style-name="gr3" draw:text-style-name="P1" draw:layer="layout" svg:x1="7.435cm" svg:y1="4.77cm" svg:x2="4.185cm" svg:y2="8.385cm" draw:start-shape="id16" draw:start-glue-point="0" draw:end-shape="id18" svg:d="m7435 4770v-501h-3250v4116">
          <text:p/>
        </draw:connector>
        <draw:connector draw:style-name="gr3" draw:text-style-name="P1" draw:layer="layout" svg:x1="13.75cm" svg:y1="4.77cm" svg:x2="10.542cm" svg:y2="8.385cm" draw:start-shape="id17" draw:start-glue-point="0" draw:end-shape="id19" draw:end-glue-point="0" svg:d="m13750 4770v-501h-3208v4116">
          <text:p/>
        </draw:connector>
        <draw:frame draw:style-name="gr2" draw:text-style-name="P5" draw:layer="layout" svg:width="3.118cm" svg:height="0.806cm" svg:x="2.67cm" svg:y="9.89cm">
          <draw:text-box>
            <text:p text:style-name="P5">Google Doc</text:p>
          </draw:text-box>
        </draw:frame>
        <draw:frame draw:style-name="gr2" draw:text-style-name="P5" draw:layer="layout" svg:width="2.784cm" svg:height="0.806cm" svg:x="9.042cm" svg:y="9.89cm">
          <draw:text-box>
            <text:p text:style-name="P5">SOAP API</text:p>
          </draw:text-box>
        </draw:frame>
        <draw:frame draw:style-name="gr2" draw:text-style-name="P5" draw:layer="layout" svg:width="2.953cm" svg:height="0.806cm" svg:x="15.505cm" svg:y="9.89cm">
          <draw:text-box>
            <text:p text:style-name="P5">MySQL DB</text:p>
          </draw:text-box>
        </draw:frame>
      </draw:page>
      <draw:page draw:name="page4" draw:style-name="dp1" draw:master-page-name="Default">
        <draw:frame draw:style-name="gr2" draw:layer="layout" svg:width="7.737cm" svg:height="0.963cm" svg:x="7.35cm" svg:y="4.175cm">
          <draw:text-box>
            <text:p>Show DLM Sync Diagram</text:p>
          </draw:text-box>
        </draw:frame>
      </draw:page>
      <draw:page draw:name="page5" draw:style-name="dp1" draw:master-page-name="Default">
        <draw:rect draw:style-name="gr5" draw:text-style-name="P4" xml:id="id20" draw:id="id20" draw:layer="layout" svg:width="2.54cm" svg:height="1.905cm" svg:x="3.135cm" svg:y="3.935cm">
          <text:p text:style-name="P1"><text:span text:style-name="T3">Browser</text:span></text:p>
        </draw:rect>
        <draw:rect draw:style-name="gr5" draw:text-style-name="P4" xml:id="id21" draw:id="id21" draw:layer="layout" svg:width="2.54cm" svg:height="1.905cm" svg:x="7.445cm" svg:y="3.935cm">
          <text:p text:style-name="P1"><text:span text:style-name="T3">index.php</text:span></text:p>
        </draw:rect>
        <draw:rect draw:style-name="gr5" draw:text-style-name="P4" xml:id="id22" draw:id="id22" draw:layer="layout" svg:width="3.175cm" svg:height="1.905cm" svg:x="12.825cm" svg:y="3.935cm">
          <text:p text:style-name="P1"><text:span text:style-name="T3">WebC</text:span></text:p>
        </draw:rect>
        <draw:rect draw:style-name="gr5" draw:text-style-name="P4" draw:layer="layout" svg:width="3.175cm" svg:height="1.905cm" svg:x="12.825cm" svg:y="8.315cm">
          <text:p text:style-name="P1"><text:span text:style-name="T3">WebPB</text:span></text:p>
        </draw:rect>
        <draw:rect draw:style-name="gr11" draw:text-style-name="P4" xml:id="id23" draw:id="id23" draw:layer="layout" svg:width="3.175cm" svg:height="0.635cm" svg:x="12.825cm" svg:y="5.78cm">
          <text:p text:style-name="P1"><text:span text:style-name="T3">Process XML</text:span></text:p>
        </draw:rect>
        <draw:rect draw:style-name="gr7" draw:text-style-name="P4" xml:id="id24" draw:id="id24" draw:layer="layout" svg:width="3.175cm" svg:height="0.635cm" svg:x="12.825cm" svg:y="10.22cm">
          <text:p text:style-name="P1"><text:span text:style-name="T3">Construct</text:span></text:p>
        </draw:rect>
        <draw:rect draw:style-name="gr7" draw:text-style-name="P4" xml:id="id25" draw:id="id25" draw:layer="layout" svg:width="3.175cm" svg:height="0.635cm" svg:x="12.825cm" svg:y="10.825cm">
          <text:p text:style-name="P1"><text:span text:style-name="T3">Get HTML</text:span></text:p>
        </draw:rect>
        <draw:connector draw:style-name="gr12" draw:text-style-name="P1" draw:layer="layout" svg:x1="5.675cm" svg:y1="4.887cm" svg:x2="7.445cm" svg:y2="4.887cm" draw:start-shape="id20" draw:start-glue-point="1" draw:end-shape="id21" draw:end-glue-point="3" svg:d="m5675 4887h1770">
          <text:p/>
        </draw:connector>
        <draw:connector draw:style-name="gr12" draw:text-style-name="P1" draw:layer="layout" svg:x1="9.985cm" svg:y1="4.887cm" svg:x2="12.825cm" svg:y2="4.887cm" draw:start-shape="id21" draw:start-glue-point="1" draw:end-shape="id22" draw:end-glue-point="3" svg:d="m9985 4887h2840">
          <text:p/>
        </draw:connector>
        <draw:connector draw:style-name="gr13" draw:text-style-name="P1" draw:layer="layout" draw:line-skew="-0.729cm" svg:x1="14.412cm" svg:y1="3.935cm" svg:x2="4.405cm" svg:y2="3.935cm" draw:start-shape="id22" draw:start-glue-point="0" draw:end-shape="id20" draw:end-glue-point="0" svg:d="m14412 3935v-1230h-10007v1230">
          <text:p/>
        </draw:connector>
        <draw:custom-shape draw:style-name="gr14" draw:text-style-name="P1" draw:layer="layout" svg:width="0.635cm" svg:height="0.635cm" svg:x="11.89cm" svg:y="6.415cm">
          <text:p/>
          <draw:enhanced-geometry svg:viewBox="0 0 21600 21600" draw:text-areas="0 0 21600 21600" draw:type="circular-arrow" draw:modifiers="180 107.038983311684 6176.7090361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rect draw:style-name="gr5" draw:text-style-name="P4" xml:id="id26" draw:id="id26" draw:layer="layout" svg:width="3.175cm" svg:height="1.905cm" svg:x="12.825cm" svg:y="12.865cm">
          <text:p text:style-name="P1"><text:span text:style-name="T3">WebDQ</text:span></text:p>
        </draw:rect>
        <draw:connector draw:style-name="gr12" draw:text-style-name="P1" draw:layer="layout" draw:line-skew="-0.769cm" svg:x1="12.825cm" svg:y1="6.097cm" svg:x2="12.825cm" svg:y2="10.537cm" draw:start-shape="id23" draw:start-glue-point="3" draw:end-shape="id24" draw:end-glue-point="3" svg:d="m12825 6097h-1270v4440h1270">
          <text:p/>
        </draw:connector>
        <draw:connector draw:style-name="gr13" draw:text-style-name="P1" draw:layer="layout" draw:line-skew="0.769cm" svg:x1="16cm" svg:y1="4.887cm" svg:x2="16cm" svg:y2="11.142cm" draw:start-shape="id22" draw:start-glue-point="1" draw:end-shape="id25" draw:end-glue-point="1" svg:d="m16000 4887h1270v6255h-1270">
          <text:p/>
        </draw:connector>
        <draw:custom-shape draw:style-name="gr14" draw:text-style-name="P1" draw:layer="layout" svg:width="0.635cm" svg:height="0.635cm" svg:x="16.3cm" svg:y="5.145cm">
          <text:p/>
          <draw:enhanced-geometry svg:viewBox="0 0 21600 21600" draw:text-areas="0 0 21600 21600" draw:type="circular-arrow" draw:modifiers="180 107.038983311684 6176.709036135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onnector draw:style-name="gr13" draw:text-style-name="P1" draw:layer="layout" draw:line-skew="1.404cm" svg:x1="16cm" svg:y1="10.537cm" svg:x2="16cm" svg:y2="13.817cm" draw:start-shape="id24" draw:start-glue-point="1" draw:end-shape="id26" draw:end-glue-point="1" svg:d="m16000 10537h1905v3280h-1905">
          <text:p/>
        </draw:connector>
        <draw:rect draw:style-name="gr5" draw:text-style-name="P4" xml:id="id27" draw:id="id27" draw:layer="layout" svg:width="3.175cm" svg:height="1.905cm" svg:x="12.83cm" svg:y="16.475cm">
          <text:p text:style-name="P1"><text:span text:style-name="T3">WebDL</text:span></text:p>
        </draw:rect>
        <draw:connector draw:style-name="gr13" draw:text-style-name="P1" draw:layer="layout" draw:line-skew="2.279cm" svg:x1="16cm" svg:y1="4.887cm" svg:x2="16cm" svg:y2="13.817cm" draw:start-shape="id22" draw:start-glue-point="1" draw:end-shape="id26" draw:end-glue-point="1" svg:d="m16000 4887h2780v8930h-2780">
          <text:p/>
        </draw:connector>
        <draw:connector draw:style-name="gr13" draw:text-style-name="P1" draw:layer="layout" svg:x1="14.412cm" svg:y1="14.77cm" svg:x2="14.417cm" svg:y2="16.475cm" draw:start-shape="id26" draw:start-glue-point="2" draw:end-shape="id27" draw:end-glue-point="0" svg:d="m14412 14770v853h5v852">
          <text:p/>
        </draw:connector>
        <draw:frame draw:style-name="gr15" draw:text-style-name="P7" draw:layer="layout" svg:width="7.36cm" svg:height="2.947cm" svg:x="1.895cm" svg:y="21.32cm">
          <draw:text-box>
            <text:p text:style-name="P7"><text:span text:style-name="T5">WebC <text:s/>= Controller</text:span></text:p>
            <text:p text:style-name="P7"><text:span text:style-name="T5">WebPB = Page Block</text:span></text:p>
            <text:p text:style-name="P7"><text:span text:style-name="T5">WebDQ = Data Queue</text:span></text:p>
            <text:p text:style-name="P7"><text:span text:style-name="T5">WebDL = Data Link</text:span></text:p>
          </draw:text-box>
        </draw:frame>
        <draw:frame draw:style-name="gr15" draw:layer="layout" svg:width="8.567cm" svg:height="0.963cm" svg:x="1.958cm" svg:y="13.372cm">
          <draw:text-box>
            <text:p>Where is the business logic?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5-14T06:49:03.52</meta:creation-date>
    <dc:date>2014-05-22T21:51:29.75</dc:date>
    <meta:editing-duration>P8DT15H2M16S</meta:editing-duration>
    <meta:editing-cycles>33</meta:editing-cycles>
    <meta:generator>OpenOffice.org/3.3$Win32 OpenOffice.org_project/330m20$Build-9567</meta:generator>
    <meta:document-statistic meta:object-count="93"/>
  </office:meta>
</office:document-meta>
</file>